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rt.mn/HQMgquIbX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8:52:55.769646779</meta:creation-date>
    <dc:date>2023-11-23T18:55:22.445684848</dc:date>
    <meta:editing-duration>PT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25" meta:non-whitespace-character-count="25"/>
  </office:meta>
</office:document-meta>
</file>